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line-height="0.8333in"/>
      <style:text-properties style:font-name="標楷體" style:font-name-asian="標楷體" fo:font-size="20pt" style:font-size-asian="20pt"/>
    </style:style>
    <style:style style:name="P2" style:parent-style-name="內文" style:family="paragraph">
      <style:paragraph-properties fo:line-height="0.5555in" fo:margin-left="0.0819in" fo:text-indent="-0.002in">
        <style:tab-stops/>
      </style:paragraph-properties>
      <style:text-properties style:font-name="標楷體" style:font-name-asian="標楷體" fo:font-size="16pt" style:font-size-asian="16pt"/>
    </style:style>
    <style:style style:name="P3" style:parent-style-name="內文" style:family="paragraph">
      <style:text-properties style:font-name="標楷體" style:font-name-asian="標楷體" fo:font-size="16pt" style:font-size-asian="16pt"/>
    </style:style>
    <style:style style:name="P4" style:parent-style-name="內文" style:family="paragraph">
      <style:paragraph-properties>
        <style:tab-stops>
          <style:tab-stop style:type="left" style:position="0in"/>
        </style:tab-stops>
      </style:paragraph-properties>
    </style:style>
    <style:style style:name="T5" style:parent-style-name="預設段落字型" style:family="text">
      <style:text-properties style:font-name-asian="標楷體" fo:font-size="16pt" style:font-size-asian="16pt" style:font-size-complex="16pt"/>
    </style:style>
    <style:style style:name="P6" style:parent-style-name="內文" style:family="paragraph">
      <style:paragraph-properties>
        <style:tab-stops>
          <style:tab-stop style:type="left" style:position="0in"/>
        </style:tab-stops>
      </style:paragraph-properties>
      <style:text-properties style:font-name="標楷體" style:font-name-asian="標楷體" fo:font-size="16pt" style:font-size-asian="16pt"/>
    </style:style>
    <style:style style:name="P7" style:parent-style-name="內文" style:family="paragraph">
      <style:text-properties style:font-name="標楷體" style:font-name-asian="標楷體" fo:font-size="16pt" style:font-size-asian="16pt"/>
    </style:style>
    <style:style style:name="P8" style:parent-style-name="內文" style:family="paragraph">
      <style:text-properties style:font-name="標楷體" style:font-name-asian="標楷體" fo:font-size="16pt" style:font-size-asian="16pt"/>
    </style:style>
    <style:style style:name="P9" style:parent-style-name="內文" style:family="paragraph">
      <style:text-properties style:font-name="標楷體" style:font-name-asian="標楷體" fo:font-size="16pt" style:font-size-asian="16pt"/>
    </style:style>
    <style:style style:name="P10" style:parent-style-name="內文" style:family="paragraph">
      <style:text-properties style:font-name="標楷體" style:font-name-asian="標楷體" fo:font-size="22pt" style:font-size-asian="22pt"/>
    </style:style>
    <style:style style:name="P11" style:parent-style-name="內文" style:family="paragraph">
      <style:text-properties style:font-name="標楷體" style:font-name-asian="標楷體" fo:font-size="22pt" style:font-size-asian="22pt"/>
    </style:style>
    <style:style style:name="P12" style:parent-style-name="內文" style:family="paragraph">
      <style:text-properties style:font-name="標楷體" style:font-name-asian="標楷體" fo:font-size="22pt" style:font-size-asian="22pt"/>
    </style:style>
    <style:style style:name="P13" style:parent-style-name="內文" style:family="paragraph">
      <style:text-properties style:font-name="標楷體" style:font-name-asian="標楷體" fo:font-size="8pt" style:font-size-asian="8pt"/>
    </style:style>
    <style:style style:name="T14" style:parent-style-name="預設段落字型" style:family="text">
      <style:text-properties style:font-name="標楷體" style:font-name-asian="標楷體" fo:font-size="16pt" style:font-size-asian="16pt"/>
    </style:style>
  </office:automatic-styles>
  <office:body>
    <office:text text:use-soft-page-breaks="true">
      <text:p text:style-name="P1">起造人同意書</text:p>
      <text:p text:style-name="P2">本起造人 <text:s text:c="3"/><text:s/><text:s text:c="2"/><text:s/><text:s/>　<text:s/>座落於 <text:s text:c="5"/>　　　　　　　　　　　地號，並領有貴局核發<text:s text:c="18"/>號建造（雜項）執照之工程，原監造人　　　<text:s/><text:s/>　<text:s/>　　，兹因故無法繼續監造，其未完成工程進度為 <text:s text:c="3"/>％。並自<text:s text:c="2"/>年 <text:s/>月 <text:s/>日起本起造人同意由新監造人　　　<text:s/>　<text:s/>　　<text:s text:c="2"/>銜接監造，恐口無憑，特立此書。</text:p>
      <text:p text:style-name="P3"><text:s text:c="4"/>此致</text:p>
      <text:p text:style-name="P4"><text:span text:style-name="T5">經濟部水利署臺北水源特定區管理局</text:span></text:p>
      <text:p text:style-name="P6"/>
      <text:p text:style-name="P7"><text:s text:c="28"/>立　書　人：</text:p>
      <text:p text:style-name="P8"><text:s text:c="28"/>地 <text:s text:c="5"/>址：</text:p>
      <text:p text:style-name="P9"><text:s/></text:p>
      <text:p text:style-name="P10"/>
      <text:p text:style-name="P11"/>
      <text:p text:style-name="P12"/>
      <text:p text:style-name="P13"/>
      <text:p text:style-name="內文"><text:span text:style-name="T14">中 <text:s/>華 <text:s/>民 <text:s/>國 <text:s text:c="12"/>年 <text:s text:c="9"/>月 <text:s text:c="9"/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9847in" fo:margin-left="1.1812in" fo:margin-bottom="0.9847in" fo:margin-right="0.9847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變更監造人</dc:title>
    <dc:subject>變更監造人</dc:subject>
    <meta:keyword>建築執照變更承造人及監造人</meta:keyword>
    <meta:initial-creator>工務局</meta:initial-creator>
    <dc:creator>林茂昌</dc:creator>
    <meta:creation-date>2018-11-14T01:38:00Z</meta:creation-date>
    <dc:date>2018-11-14T01:38:00Z</dc:date>
    <meta:print-date>2018-11-14T01:38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48" meta:character-count="321" meta:row-count="2" meta:non-whitespace-character-count="274"/>
  </office:meta>
</office:document-meta>
</file>